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e morning, when Gregor Samsa woke from troubled dreams, he found</text:p>
      <text:p text:style-name="Standard">himself transformed in his bed into a horrible vermin. <text:s/>He lay on</text:p>
      <text:p text:style-name="Standard">his armour-like back, and if he lifted his head a little he could</text:p>
      <text:p text:style-name="Standard">see his brown belly, slightly domed and divided by arches into stiff</text:p>
      <text:p text:style-name="Standard">sections. <text:s/>The bedding was hardly able to cover it and seemed ready</text:p>
      <text:p text:style-name="Standard">to slide off any moment. <text:s/>His many legs, pitifully thin compared</text:p>
      <text:p text:style-name="Standard">with the size of the rest of him, waved about helplessly as he</text:p>
      <text:p text:style-name="Standard">looked.</text:p>
      <text:p text:style-name="Standard"/>
      <text:p text:style-name="Standard">"What's happened to me?" he thought. <text:s/>It wasn't a dream. <text:s/>His room,</text:p>
      <text:p text:style-name="Standard">a proper human room although a little too small, lay peacefully</text:p>
      <text:p text:style-name="Standard">between its four familiar walls. <text:s/>A collection of textile samples</text:p>
      <text:p text:style-name="Standard">lay spread out on the table - Samsa was a travelling salesman - and</text:p>
      <text:p text:style-name="Standard">above it there hung a picture that he had recently cut out of an</text:p>
      <text:p text:style-name="Standard">illustrated magazine and housed in a nice, gilded frame. <text:s/>It showed</text:p>
      <text:p text:style-name="Standard">a lady fitted out with a fur hat and fur boa who sat upright,</text:p>
      <text:p text:style-name="Standard">raising a heavy fur muff that covered the whole of her lower arm</text:p>
      <text:p text:style-name="Standard">towards the viewer.</text:p>
      <text:p text:style-name="Standard"/>
      <text:p text:style-name="Standard">Gregor then turned to look out the window at the dull weather.</text:p>
      <text:p text:style-name="Standard">Drops of rain could be heard hitting the pane, which made him feel</text:p>
      <text:p text:style-name="Standard">quite sad. <text:s/>"How about if I sleep a little bit longer and forget all</text:p>
      <text:p text:style-name="Standard">this nonsense", he thought, but that was something he was unable to</text:p>
      <text:p text:style-name="Standard">do because he was used to sleeping on his right, and in his present</text:p>
      <text:p text:style-name="Standard">state couldn't get into that position. <text:s/>However hard he threw</text:p>
      <text:p text:style-name="Standard">himself onto his right, he always rolled back to where he was. <text:s/>He</text:p>
      <text:p text:style-name="Standard">must have tried it a hundred times, shut his eyes so that he</text:p>
      <text:p text:style-name="Standard">wouldn't have to look at the floundering legs, and only stopped when</text:p>
      <text:p text:style-name="Standard">he began to feel a mild, dull pain there that he had never felt</text:p>
      <text:p text:style-name="Standard">before.</text:p>
      <text:p text:style-name="Standard"/>
      <text:p text:style-name="Standard">"Oh, God", he thought, "what a strenuous career it is that I've</text:p>
      <text:p text:style-name="Standard">chosen! Travelling day in and day out. <text:s/>Doing business like this</text:p>
      <text:p text:style-name="Standard">takes much more effort than doing your own business at home, and on</text:p>
      <text:p text:style-name="Standard">top of that there's the curse of travelling, worries about making</text:p>
      <text:p text:style-name="Standard">train connections, bad and irregular food, contact with different</text:p>
      <text:p text:style-name="Standard">people all the time so that you can never get to know anyone or</text:p>
      <text:p text:style-name="Standard">become friendly with them. <text:s/>It can all go to Hell!" <text:s/>He felt a</text:p>
      <text:p text:style-name="Standard">slight itch up on his belly; pushed himself slowly up on his back</text:p>
      <text:p text:style-name="Standard">towards the headboard so that he could lift his head better; found</text:p>
      <text:p text:style-name="Standard">where the itch was, and saw that it was covered with lots of little</text:p>
      <text:p text:style-name="Standard">white spots which he didn't know what to make of; and when he tried</text:p>
      <text:p text:style-name="Standard">to feel the place with one of his legs he drew it quickly back</text:p>
      <text:p text:style-name="Standard">because as soon as he touched it he was overcome by a cold shudder.</text:p>
      <text:p text:style-name="Standard"/>
      <text:p text:style-name="Standard">He slid back into his former position. <text:s/>"Getting up early all the</text:p>
      <text:p text:style-name="Standard">time", he thought, "it makes you stupid. <text:s/>You've got to get enough</text:p>
      <text:p text:style-name="Standard">sleep. <text:s/>Other travelling salesmen live a life of luxury. <text:s/>For</text:p>
      <text:p text:style-name="Standard">instance, whenever I go back to the guest house during the morning</text:p>
      <text:p text:style-name="Standard"><text:soft-page-break/>to copy out the contract, these gentlemen are always still sitting</text:p>
      <text:p text:style-name="Standard">there eating their breakfasts. <text:s/>I ought to just try that with my</text:p>
      <text:p text:style-name="Standard">boss; I'd get kicked out on the spot. <text:s/>But who knows, maybe that</text:p>
      <text:p text:style-name="Standard">would be the best thing for me. <text:s/>If I didn't have my parents to</text:p>
      <text:p text:style-name="Standard">think about I'd have given in my notice a long time ago, I'd have</text:p>
      <text:p text:style-name="Standard">gone up to the boss and told him just what I think, tell him</text:p>
      <text:p text:style-name="Standard">everything I would, let him know just what I feel. <text:s/>He'd fall right</text:p>
      <text:p text:style-name="Standard">off his desk! And it's a funny sort of business to be sitting up</text:p>
      <text:p text:style-name="Standard">there at your desk, talking down at your subordinates from up there,</text:p>
      <text:p text:style-name="Standard">especially when you have to go right up close because the boss is</text:p>
      <text:p text:style-name="Standard">hard of hearing. <text:s/>Well, there's still some hope; once I've got the</text:p>
      <text:p text:style-name="Standard">money together to pay off my parents' debt to him - another five or</text:p>
      <text:p text:style-name="Standard">six years I suppose - that's definitely what I'll do. <text:s/>That's when</text:p>
      <text:p text:style-name="Standard">I'll make the big change. <text:s/>First of all though, I've got to get up,</text:p>
      <text:p text:style-name="Standard">my train leaves at five."</text:p>
      <text:p text:style-name="Standard"/>
      <text:p text:style-name="Standard">And he looked over at the alarm clock, ticking on the chest of</text:p>
      <text:p text:style-name="Standard">drawers. <text:s/>"God in Heaven!" he thought. <text:s/>It was half past six and the</text:p>
      <text:p text:style-name="Standard">hands were quietly moving forwards, it was even later than half</text:p>
      <text:p text:style-name="Standard">past, more like quarter to seven. <text:s/>Had the alarm clock not rung? He</text:p>
      <text:p text:style-name="Standard">could see from the bed that it had been set for four o'clock as it</text:p>
      <text:p text:style-name="Standard">should have been; it certainly must have rung. <text:s/>Yes, but was it</text:p>
      <text:p text:style-name="Standard">possible to quietly sleep through that furniture-rattling noise?</text:p>
      <text:p text:style-name="Standard">True, he had not slept peacefully, but probably all the more deeply</text:p>
      <text:p text:style-name="Standard">because of that. <text:s/>What should he do now? The next train went at</text:p>
      <text:p text:style-name="Standard">seven; if he were to catch that he would have to rush like mad and</text:p>
      <text:p text:style-name="Standard">the collection of samples was still not packed, and he did not at</text:p>
      <text:p text:style-name="Standard">all feel particularly fresh and lively. <text:s/>And even if he did catch</text:p>
      <text:p text:style-name="Standard">the train he would not avoid his boss's anger as the office</text:p>
      <text:p text:style-name="Standard">assistant would have been there to see the five o'clock train go, he</text:p>
      <text:p text:style-name="Standard">would have put in his report about Gregor's not being there a long</text:p>
      <text:p text:style-name="Standard">time ago. <text:s/>The office assistant was the boss's man, spineless, and</text:p>
      <text:p text:style-name="Standard">with no understanding. <text:s/>What about if he reported sick? But that</text:p>
      <text:p text:style-name="Standard">would be extremely strained and suspicious as in fifteen years of</text:p>
      <text:p text:style-name="Standard">service Gregor had never once yet been ill. <text:s/>His boss would</text:p>
      <text:p text:style-name="Standard">certainly come round with the doctor from the medical insurance</text:p>
      <text:p text:style-name="Standard">company, accuse his parents of having a lazy son, and accept the</text:p>
      <text:p text:style-name="Standard">doctor's recommendation not to make any claim as the doctor believed</text:p>
      <text:p text:style-name="Standard">that no-one was ever ill but that many were workshy. <text:s/>And what's</text:p>
      <text:p text:style-name="Standard">more, would he have been entirely wrong in this case? Gregor did in</text:p>
      <text:p text:style-name="Standard">fact, apart from excessive sleepiness after sleeping for so long,</text:p>
      <text:p text:style-name="Standard">feel completely well and even felt much hungrier than usual.</text:p>
      <text:p text:style-name="Standard"/>
      <text:p text:style-name="Standard">He was still hurriedly thinking all this through, unable to decide</text:p>
      <text:p text:style-name="Standard">to get out of the bed, when the clock struck quarter to seven.</text:p>
      <text:p text:style-name="Standard">There was a cautious knock at the door near his head. <text:s/>"Gregor",</text:p>
      <text:p text:style-name="Standard">somebody called - it was his mother - "it's quarter to seven.</text:p>
      <text:p text:style-name="Standard">Didn't you want to go somewhere?" <text:s/>That gentle voice! Gregor was</text:p>
      <text:p text:style-name="Standard">shocked when he heard his own voice answering, it could hardly be</text:p>
      <text:p text:style-name="Standard"><text:soft-page-break/>recognised as the voice he had had before. <text:s/>As if from deep inside</text:p>
      <text:p text:style-name="Standard">him, there was a painful and uncontrollable squeaking mixed in with</text:p>
      <text:p text:style-name="Standard">it, the words could be made out at first but then there was a sort</text:p>
      <text:p text:style-name="Standard">of echo which made them unclear, leaving the hearer unsure whether</text:p>
      <text:p text:style-name="Standard">he had heard properly or not. <text:s/>Gregor had wanted to give a full</text:p>
      <text:p text:style-name="Standard">answer and explain everything, but in the circumstances contented</text:p>
      <text:p text:style-name="Standard">himself with saying: "Yes, mother, yes, thank-you, I'm getting up</text:p>
      <text:p text:style-name="Standard">now." <text:s/>The change in Gregor's voice probably could not be noticed</text:p>
      <text:p text:style-name="Standard">outside through the wooden door, as his mother was satisfied with</text:p>
      <text:p text:style-name="Standard">this explanation and shuffled away. <text:s/>But this short conversation</text:p>
      <text:p text:style-name="Standard">made the other members of the family aware that Gregor, against</text:p>
      <text:p text:style-name="Standard">their expectations was still at home, and soon his father came</text:p>
      <text:p text:style-name="Standard">knocking at one of the side doors, gently, but with his fist.</text:p>
      <text:p text:style-name="Standard">"Gregor, Gregor", he called, "what's wrong?" <text:s/>And after a short</text:p>
      <text:p text:style-name="Standard">while he called again with a warning deepness in his voice: "Gregor!</text:p>
      <text:p text:style-name="Standard">Gregor!" <text:s/>At the other side door his sister came plaintively:</text:p>
      <text:p text:style-name="Standard">"Gregor? Aren't you well? Do you need anything?" <text:s/>Gregor answered to</text:p>
      <text:p text:style-name="Standard">both sides: "I'm ready, now", making an effort to remove all the</text:p>
      <text:p text:style-name="Standard">strangeness from his voice by enunciating very carefully and putting</text:p>
      <text:p text:style-name="Standard">long pauses between each, individual word. <text:s/>His father went back to</text:p>
      <text:p text:style-name="Standard">his breakfast, but his sister whispered: "Gregor, open the door, I</text:p>
      <text:p text:style-name="Standard">beg of you." <text:s/>Gregor, however, had no thought of opening the door,</text:p>
      <text:p text:style-name="Standard">and instead congratulated himself for his cautious habit, acquired</text:p>
      <text:p text:style-name="Standard">from his travelling, of locking all doors at night even when he was</text:p>
      <text:p text:style-name="Standard">at home.</text:p>
      <text:p text:style-name="Standard"/>
      <text:p text:style-name="Standard">The first thing he wanted to do was to get up in peace without being</text:p>
      <text:p text:style-name="Standard">disturbed, to get dressed, and most of all to have his breakfast.</text:p>
      <text:p text:style-name="Standard">Only then would he consider what to do next, as he was well aware</text:p>
      <text:p text:style-name="Standard">that he would not bring his thoughts to any sensible conclusions by</text:p>
      <text:p text:style-name="Standard">lying in bed. <text:s/>He remembered that he had often felt a slight pain in</text:p>
      <text:p text:style-name="Standard">bed, perhaps caused by lying awkwardly, but that had always turned</text:p>
      <text:p text:style-name="Standard">out to be pure imagination and he wondered how his imaginings would</text:p>
      <text:p text:style-name="Standard">slowly resolve themselves today. <text:s/>He did not have the slightest</text:p>
      <text:p text:style-name="Standard">doubt that the change in his voice was nothing more than the first</text:p>
      <text:p text:style-name="Standard">sign of a serious cold, which was an occupational hazard for</text:p>
      <text:p text:style-name="Standard">travelling salesmen.</text:p>
      <text:p text:style-name="Standard"/>
      <text:p text:style-name="Standard">It was a simple matter to throw off the covers; he only had to blow</text:p>
      <text:p text:style-name="Standard">himself up a little and they fell off by themselves. <text:s/>But it became</text:p>
      <text:p text:style-name="Standard">difficult after that, especially as he was so exceptionally broad.</text:p>
      <text:p text:style-name="Standard">He would have used his arms and his hands to push himself up; but</text:p>
      <text:p text:style-name="Standard">instead of them he only had all those little legs continuously</text:p>
      <text:p text:style-name="Standard">moving in different directions, and which he was moreover unable to</text:p>
      <text:p text:style-name="Standard">control. <text:s/>If he wanted to bend one of them, then that was the first</text:p>
      <text:p text:style-name="Standard">one that would stretch itself out; and if he finally managed to do</text:p>
      <text:p text:style-name="Standard">what he wanted with that leg, all the others seemed to be set free</text:p>
      <text:p text:style-name="Standard">and would move about painfully. <text:s/>"This is something that can't be</text:p>
      <text:p text:style-name="Standard">done in bed", Gregor said to himself, "so don't keep trying to do</text:p>
      <text:p text:style-name="Standard"><text:soft-page-break/>it".</text:p>
      <text:p text:style-name="Standard"/>
      <text:p text:style-name="Standard">The first thing he wanted to do was get the lower part of his body</text:p>
      <text:p text:style-name="Standard">out of the bed, but he had never seen this lower part, and could not</text:p>
      <text:p text:style-name="Standard">imagine what it looked like; it turned out to be too hard to move;</text:p>
      <text:p text:style-name="Standard">it went so slowly; and finally, almost in a frenzy, when he</text:p>
      <text:p text:style-name="Standard">carelessly shoved himself forwards with all the force he could</text:p>
      <text:p text:style-name="Standard">gather, he chose the wrong direction, hit hard against the lower</text:p>
      <text:p text:style-name="Standard">bedpost, and learned from the burning pain he felt that the lower</text:p>
      <text:p text:style-name="Standard">part of his body might well, at present, be the most sensitive.</text:p>
      <text:p text:style-name="Standard"/>
      <text:p text:style-name="Standard">So then he tried to get the top part of his body out of the bed</text:p>
      <text:p text:style-name="Standard">first, carefully turning his head to the side. <text:s/>This he managed</text:p>
      <text:p text:style-name="Standard">quite easily, and despite its breadth and its weight, the bulk of</text:p>
      <text:p text:style-name="Standard">his body eventually followed slowly in the direction of the head.</text:p>
      <text:p text:style-name="Standard">But when he had at last got his head out of the bed and into the</text:p>
      <text:p text:style-name="Standard">fresh air it occurred to him that if he let himself fall it would be</text:p>
      <text:p text:style-name="Standard">a miracle if his head were not injured, so he became afraid to carry</text:p>
      <text:p text:style-name="Standard">on pushing himself forward the same way. <text:s/>And he could not knock</text:p>
      <text:p text:style-name="Standard">himself out now at any price; better to stay in bed than lose</text:p>
      <text:p text:style-name="Standard">consciousness.</text:p>
      <text:p text:style-name="Standard"/>
      <text:p text:style-name="Standard">It took just as much effort to get back to where he had been</text:p>
      <text:p text:style-name="Standard">earlier, but when he lay there sighing, and was once more watching</text:p>
      <text:p text:style-name="Standard">his legs as they struggled against each other even harder than</text:p>
      <text:p text:style-name="Standard">before, if that was possible, he could think of no way of bringing</text:p>
      <text:p text:style-name="Standard">peace and order to this chaos. <text:s/>He told himself once more that it</text:p>
      <text:p text:style-name="Standard">was not possible for him to stay in bed and that the most sensible</text:p>
      <text:p text:style-name="Standard">thing to do would be to get free of it in whatever way he could at</text:p>
      <text:p text:style-name="Standard">whatever sacrifice. <text:s/>At the same time, though, he did not forget to</text:p>
      <text:p text:style-name="Standard">remind himself that calm consideration was much better than rushing</text:p>
      <text:p text:style-name="Standard">to desperate conclusions. <text:s/>At times like this he would direct his</text:p>
      <text:p text:style-name="Standard">eyes to the window and look out as clearly as he could, but</text:p>
      <text:p text:style-name="Standard">unfortunately, even the other side of the narrow street was</text:p>
      <text:p text:style-name="Standard">enveloped in morning fog and the view had little confidence or cheer</text:p>
      <text:p text:style-name="Standard">to offer him. <text:s/>"Seven o'clock, already", he said to himself when the</text:p>
      <text:p text:style-name="Standard">clock struck again, "seven o'clock, and there's still a fog like</text:p>
      <text:p text:style-name="Standard">this." <text:s/>And he lay there quietly a while longer, breathing lightly</text:p>
      <text:p text:style-name="Standard">as if he perhaps expected the total stillness to bring things back</text:p>
      <text:p text:style-name="Standard">to their real and natural state.</text:p>
      <text:p text:style-name="Standard"/>
      <text:p text:style-name="Standard">But then he said to himself: "Before it strikes quarter past seven</text:p>
      <text:p text:style-name="Standard">I'll definitely have to have got properly out of bed. <text:s/>And by then</text:p>
      <text:p text:style-name="Standard">somebody will have come round from work to ask what's happened to me</text:p>
      <text:p text:style-name="Standard">as well, as they open up at work before seven o'clock." <text:s/>And so he</text:p>
      <text:p text:style-name="Standard">set himself to the task of swinging the entire length of his body</text:p>
      <text:p text:style-name="Standard">out of the bed all at the same time. <text:s/>If he succeeded in falling out</text:p>
      <text:p text:style-name="Standard">of bed in this way and kept his head raised as he did so he could</text:p>
      <text:p text:style-name="Standard">probably avoid injuring it. <text:s/>His back seemed to be quite hard, and</text:p>
      <text:p text:style-name="Standard"><text:soft-page-break/>probably nothing would happen to it falling onto the carpet. <text:s/>His</text:p>
      <text:p text:style-name="Standard">main concern was for the loud noise he was bound to make, and which</text:p>
      <text:p text:style-name="Standard">even through all the doors would probably raise concern if not</text:p>
      <text:p text:style-name="Standard">alarm. <text:s/>But it was something that had to be risked.</text:p>
      <text:p text:style-name="Standard"/>
      <text:p text:style-name="Standard">When Gregor was already sticking half way out of the bed - the new</text:p>
      <text:p text:style-name="Standard">method was more of a game than an effort, all he had to do was rock</text:p>
      <text:p text:style-name="Standard">back and forth - it occurred to him how simple everything would be</text:p>
      <text:p text:style-name="Standard">if somebody came to help him. <text:s/>Two strong people - he had his father</text:p>
      <text:p text:style-name="Standard">and the maid in mind - would have been more than enough; they would</text:p>
      <text:p text:style-name="Standard">only have to push their arms under the dome of his back, peel him</text:p>
      <text:p text:style-name="Standard">away from the bed, bend down with the load and then be patient and</text:p>
      <text:p text:style-name="Standard">careful as he swang over onto the floor, where, hopefully, the</text:p>
      <text:p text:style-name="Standard">little legs would find a use. <text:s/>Should he really call for help</text:p>
      <text:p text:style-name="Standard">though, even apart from the fact that all the doors were locked?</text:p>
      <text:p text:style-name="Standard">Despite all the difficulty he was in, he could not suppress a smile</text:p>
      <text:p text:style-name="Standard">at this thought.</text:p>
      <text:p text:style-name="Standard"/>
      <text:p text:style-name="Standard">After a while he had already moved so far across that it would have</text:p>
      <text:p text:style-name="Standard">been hard for him to keep his balance if he rocked too hard. <text:s/>The</text:p>
      <text:p text:style-name="Standard">time was now ten past seven and he would have to make a final</text:p>
      <text:p text:style-name="Standard">decision very soon. <text:s/>Then there was a ring at the door of the flat.</text:p>
      <text:p text:style-name="Standard">"That'll be someone from work", he said to himself, and froze very</text:p>
      <text:p text:style-name="Standard">still, although his little legs only became all the more lively as</text:p>
      <text:p text:style-name="Standard">they danced around. <text:s/>For a moment everything remained quiet.</text:p>
      <text:p text:style-name="Standard">"They're not opening the door", Gregor said to himself, caught in</text:p>
      <text:p text:style-name="Standard">some nonsensical hope. <text:s/>But then of course, the maid's firm steps</text:p>
      <text:p text:style-name="Standard">went to the door as ever and opened it. <text:s/>Gregor only needed to hear</text:p>
      <text:p text:style-name="Standard">the visitor's first words of greeting and he knew who it was - the</text:p>
      <text:p text:style-name="Standard">chief clerk himself. <text:s/>Why did Gregor have to be the only one</text:p>
      <text:p text:style-name="Standard">condemned to work for a company where they immediately became highly</text:p>
      <text:p text:style-name="Standard">suspicious at the slightest shortcoming? Were all employees, every</text:p>
      <text:p text:style-name="Standard">one of them, louts, was there not one of them who was faithful and</text:p>
      <text:p text:style-name="Standard">devoted who would go so mad with pangs of conscience that he</text:p>
      <text:p text:style-name="Standard">couldn't get out of bed if he didn't spend at least a couple of</text:p>
      <text:p text:style-name="Standard">hours in the morning on company business? Was it really not enough</text:p>
      <text:p text:style-name="Standard">to let one of the trainees make enquiries - assuming enquiries were</text:p>
      <text:p text:style-name="Standard">even necessary - did the chief clerk have to come himself, and did</text:p>
      <text:p text:style-name="Standard">they have to show the whole, innocent family that this was so</text:p>
      <text:p text:style-name="Standard">suspicious that only the chief clerk could be trusted to have the</text:p>
      <text:p text:style-name="Standard">wisdom to investigate it? And more because these thoughts had made</text:p>
      <text:p text:style-name="Standard">him upset than through any proper decision, he swang himself with</text:p>
      <text:p text:style-name="Standard">all his force out of the bed. <text:s/>There was a loud thump, but it wasn't</text:p>
      <text:p text:style-name="Standard">really a loud noise. <text:s/>His fall was softened a little by the carpet,</text:p>
      <text:p text:style-name="Standard">and Gregor's back was also more elastic than he had thought, which</text:p>
      <text:p text:style-name="Standard">made the sound muffled and not too noticeable. <text:s/>He had not held his</text:p>
      <text:p text:style-name="Standard">head carefully enough, though, and hit it as he fell; annoyed and in</text:p>
      <text:p text:style-name="Standard">pain, he turned it and rubbed it against the carpet.</text:p>
      <text:p text:style-name="Standard"/>
      <text:p text:style-name="Standard"><text:soft-page-break/>"Something's fallen down in there", said the chief clerk in the room</text:p>
      <text:p text:style-name="Standard">on the left. <text:s/>Gregor tried to imagine whether something of the sort</text:p>
      <text:p text:style-name="Standard">that had happened to him today could ever happen to the chief clerk</text:p>
      <text:p text:style-name="Standard">too; you had to concede that it was possible. <text:s/>But as if in gruff</text:p>
      <text:p text:style-name="Standard">reply to this question, the chief clerk's firm footsteps in his</text:p>
      <text:p text:style-name="Standard">highly polished boots could now be heard in the adjoining room.</text:p>
      <text:p text:style-name="Standard">From the room on his right, Gregor's sister whispered to him to let</text:p>
      <text:p text:style-name="Standard">him know: "Gregor, the chief clerk is here." <text:s/>"Yes, I know", said</text:p>
      <text:p text:style-name="Standard">Gregor to himself; but without daring to raise his voice loud enough</text:p>
      <text:p text:style-name="Standard">for his sister to hear him.</text:p>
      <text:p text:style-name="Standard"/>
      <text:p text:style-name="Standard">"Gregor", said his father now from the room to his left, "the chief</text:p>
      <text:p text:style-name="Standard">clerk has come round and wants to know why you didn't leave on the</text:p>
      <text:p text:style-name="Standard">early train. <text:s/>We don't know what to say to him. <text:s/>And anyway, he</text:p>
      <text:p text:style-name="Standard">wants to speak to you personally. <text:s/>So please open up this door. <text:s/>I'm</text:p>
      <text:p text:style-name="Standard">sure he'll be good enough to forgive the untidiness of your room."</text:p>
      <text:p text:style-name="Standard">Then the chief clerk called "Good morning, <text:s/>Mr. Samsa". "He isn't</text:p>
      <text:p text:style-name="Standard">well", said his mother to the chief clerk, while his father</text:p>
      <text:p text:style-name="Standard">continued to speak through the door. <text:s/>"He isn't well, please believe</text:p>
      <text:p text:style-name="Standard">me. <text:s/>Why else would Gregor have missed a train! The lad only ever</text:p>
      <text:p text:style-name="Standard">thinks about the business. <text:s/>It nearly makes me cross the way he</text:p>
      <text:p text:style-name="Standard">never goes out in the evenings; he's been in town for a week now but</text:p>
      <text:p text:style-name="Standard">stayed home every evening. <text:s/>He sits with us in the kitchen and just</text:p>
      <text:p text:style-name="Standard">reads the paper or studies train timetables. <text:s/>His idea of relaxation</text:p>
      <text:p text:style-name="Standard">is working with his fretsaw. <text:s/>He's made a little frame, for</text:p>
      <text:p text:style-name="Standard">instance, it only took him two or three evenings, you'll be amazed</text:p>
      <text:p text:style-name="Standard">how nice it is; it's hanging up in his room; you'll see it as soon</text:p>
      <text:p text:style-name="Standard">as Gregor opens the door. <text:s/>Anyway, I'm glad you're here; we wouldn't</text:p>
      <text:p text:style-name="Standard">have been able to get Gregor to open the door by ourselves; he's so</text:p>
      <text:p text:style-name="Standard">stubborn; and I'm sure he isn't well, he said this morning that he</text:p>
      <text:p text:style-name="Standard">is, but he isn't." <text:s/>"I'll be there in a moment", said Gregor slowly</text:p>
      <text:p text:style-name="Standard">and thoughtfully, but without moving so that he would not miss any</text:p>
      <text:p text:style-name="Standard">word of the conversation. <text:s/>"Well I can't think of any other way of</text:p>
      <text:p text:style-name="Standard">explaining it, <text:s/>Mrs. Samsa", said the chief clerk, "I hope it's</text:p>
      <text:p text:style-name="Standard">nothing serious. <text:s/>But on the other hand, I must say that if we</text:p>
      <text:p text:style-name="Standard">people in commerce ever become slightly unwell then, fortunately or</text:p>
      <text:p text:style-name="Standard">unfortunately as you like, we simply have to overcome it because of</text:p>
      <text:p text:style-name="Standard">business considerations." <text:s/>"Can the chief clerk come in to see you</text:p>
      <text:p text:style-name="Standard">now then?", asked his father impatiently, knocking at the door</text:p>
      <text:p text:style-name="Standard">again. <text:s/>"No", said Gregor. <text:s/>In the room on his right there followed</text:p>
      <text:p text:style-name="Standard">a painful silence; in the room on his left his sister began to cry.</text:p>
      <text:p text:style-name="Standard"/>
      <text:p text:style-name="Standard">So why did his sister not go and join the others? She had probably</text:p>
      <text:p text:style-name="Standard">only just got up and had not even begun to get dressed. <text:s/>And why was</text:p>
      <text:p text:style-name="Standard">she crying? Was it because he had not got up, and had not let the</text:p>
      <text:p text:style-name="Standard">chief clerk in, because he was in danger of losing his job and if</text:p>
      <text:p text:style-name="Standard">that happened his boss would once more pursue their parents with the</text:p>
      <text:p text:style-name="Standard">same demands as before? There was no need to worry about things like</text:p>
      <text:p text:style-name="Standard">that yet. <text:s/>Gregor was still there and had not the slightest</text:p>
      <text:p text:style-name="Standard"><text:soft-page-break/>intention of abandoning his family. <text:s/>For the time being he just lay</text:p>
      <text:p text:style-name="Standard">there on the carpet, and no-one who knew the condition he was in</text:p>
      <text:p text:style-name="Standard">would seriously have expected him to let the chief clerk in. <text:s/>It was</text:p>
      <text:p text:style-name="Standard">only a minor discourtesy, and a suitable excuse could easily be</text:p>
      <text:p text:style-name="Standard">found for it later on, it was not something for which Gregor could</text:p>
      <text:p text:style-name="Standard">be sacked on the spot. <text:s/>And it seemed to Gregor much more sensible</text:p>
      <text:p text:style-name="Standard">to leave him now in peace instead of disturbing him with talking at</text:p>
      <text:p text:style-name="Standard">him and crying. <text:s/>But the others didn't know what was happening, they</text:p>
      <text:p text:style-name="Standard">were worried, that would excuse their behaviour.</text:p>
      <text:p text:style-name="Standard"/>
      <text:p text:style-name="Standard">The chief clerk now raised his voice, "Mr. Samsa", he called to him,</text:p>
      <text:p text:style-name="Standard">"what is wrong? You barricade yourself in your room, give us no more</text:p>
      <text:p text:style-name="Standard">than yes or no for an answer, you are causing serious and</text:p>
      <text:p text:style-name="Standard">unnecessary concern to your parents and you fail - and I mention</text:p>
      <text:p text:style-name="Standard">this just by the way - you fail to carry out your business duties in</text:p>
      <text:p text:style-name="Standard">a way that is quite unheard of. <text:s/>I'm speaking here on behalf of your</text:p>
      <text:p text:style-name="Standard">parents and of your employer, and really must request a clear and</text:p>
      <text:p text:style-name="Standard">immediate explanation. <text:s/>I am astonished, quite astonished. <text:s/>I</text:p>
      <text:p text:style-name="Standard">thought I knew you as a calm and sensible person, and now you</text:p>
      <text:p text:style-name="Standard">suddenly seem to be showing off with peculiar whims. <text:s/>This morning,</text:p>
      <text:p text:style-name="Standard">your employer did suggest a possible reason for your failure to</text:p>
      <text:p text:style-name="Standard">appear, it's true - it had to do with the money that was recently</text:p>
      <text:p text:style-name="Standard">entrusted to you - but I came near to giving him my word of honour</text:p>
      <text:p text:style-name="Standard">that that could not be the right explanation. <text:s/>But now that I see</text:p>
      <text:p text:style-name="Standard">your incomprehensible stubbornness I no longer feel any wish</text:p>
      <text:p text:style-name="Standard">whatsoever to intercede on your behalf. <text:s/>And nor is your position</text:p>
      <text:p text:style-name="Standard">all that secure. <text:s/>I had originally intended to say all this to you</text:p>
      <text:p text:style-name="Standard">in private, but since you cause me to waste my time here for no good</text:p>
      <text:p text:style-name="Standard">reason I don't see why your parents should not also learn of it.</text:p>
      <text:p text:style-name="Standard">Your turnover has been very unsatisfactory of late; I grant you that</text:p>
      <text:p text:style-name="Standard">it's not the time of year to do especially good business, we</text:p>
      <text:p text:style-name="Standard">recognise that; but there simply is no time of year to do no</text:p>
      <text:p text:style-name="Standard">business at all, <text:s/>Mr. Samsa, we cannot allow there to be."</text:p>
      <text:p text:style-name="Standard"/>
      <text:p text:style-name="Standard">"But Sir", called Gregor, beside himself and forgetting all else in</text:p>
      <text:p text:style-name="Standard">the excitement, "I'll open up immediately, just a moment. <text:s/>I'm</text:p>
      <text:p text:style-name="Standard">slightly unwell, an attack of dizziness, I haven't been able to get</text:p>
      <text:p text:style-name="Standard">up. <text:s/>I'm still in bed now. <text:s/>I'm quite fresh again now, though. <text:s/>I'm</text:p>
      <text:p text:style-name="Standard">just getting out of bed. <text:s/>Just a moment. <text:s/>Be patient! It's not quite</text:p>
      <text:p text:style-name="Standard">as easy as I'd thought. <text:s/>I'm quite alright now, though. <text:s/>It's</text:p>
      <text:p text:style-name="Standard">shocking, what can suddenly happen to a person! I was quite alright</text:p>
      <text:p text:style-name="Standard">last night, my parents know about it, perhaps better than me, I had</text:p>
      <text:p text:style-name="Standard">a small symptom of it last night already. <text:s/>They must have noticed</text:p>
      <text:p text:style-name="Standard">it. <text:s/>I don't know why I didn't let you know at work! But you always</text:p>
      <text:p text:style-name="Standard">think you can get over an illness without staying at home. <text:s/>Please,</text:p>
      <text:p text:style-name="Standard">don't make my parents suffer! There's no basis for any of the</text:p>
      <text:p text:style-name="Standard">accusations you're making; nobody's ever said a word to me about any</text:p>
      <text:p text:style-name="Standard">of these things. <text:s/>Maybe you haven't read the latest contracts I sent</text:p>
      <text:p text:style-name="Standard">in. <text:s/>I'll set off with the eight o'clock train, as well, these few</text:p>
      <text:p text:style-name="Standard"><text:soft-page-break/>hours of rest have given me strength. <text:s/>You don't need to wait, sir;</text:p>
      <text:p text:style-name="Standard">I'll be in the office soon after you, and please be so good as to</text:p>
      <text:p text:style-name="Standard">tell that to the boss and recommend me to him!"</text:p>
      <text:p text:style-name="Standard"/>
      <text:p text:style-name="Standard">And while Gregor gushed out these words, hardly knowing what he was</text:p>
      <text:p text:style-name="Standard">saying, he made his way over to the chest of drawers - this was</text:p>
      <text:p text:style-name="Standard">easily done, probably because of the practise he had already had in</text:p>
      <text:p text:style-name="Standard">bed - where he now tried to get himself upright. <text:s/>He really did want</text:p>
      <text:p text:style-name="Standard">to open the door, really did want to let them see him and to speak</text:p>
      <text:p text:style-name="Standard">with the chief clerk; the others were being so insistent, and he was</text:p>
      <text:p text:style-name="Standard">curious to learn what they would say when they caught sight of him.</text:p>
      <text:p text:style-name="Standard">If they were shocked then it would no longer be Gregor's</text:p>
      <text:p text:style-name="Standard">responsibility and he could rest. <text:s/>If, however, they took everything</text:p>
      <text:p text:style-name="Standard">calmly he would still have no reason to be upset, and if he hurried</text:p>
      <text:p text:style-name="Standard">he really could be at the station for eight o'clock. <text:s/>The first few</text:p>
      <text:p text:style-name="Standard">times he tried to climb up on the smooth chest of drawers he just</text:p>
      <text:p text:style-name="Standard">slid down again, but he finally gave himself one last swing and</text:p>
      <text:p text:style-name="Standard">stood there upright; the lower part of his body was in serious pain</text:p>
      <text:p text:style-name="Standard">but he no longer gave any attention to it. <text:s/>Now he let himself fall</text:p>
      <text:p text:style-name="Standard">against the back of a nearby chair and held tightly to the edges of</text:p>
      <text:p text:style-name="Standard">it with his little legs. <text:s/>By now he had also calmed down, and kept</text:p>
      <text:p text:style-name="Standard">quiet so that he could listen to what the chief clerk was saying.</text:p>
      <text:p text:style-name="Standard"/>
      <text:p text:style-name="Standard">"Did you understand a word of all that?" the chief clerk asked his</text:p>
      <text:p text:style-name="Standard">parents, "surely he's not trying to make fools of us". "Oh, God!"</text:p>
      <text:p text:style-name="Standard">called his mother, who was already in tears, "he could be seriously</text:p>
      <text:p text:style-name="Standard">ill and we're making him suffer. <text:s/>Grete! Grete!" she then cried.</text:p>
      <text:p text:style-name="Standard">"Mother?" his sister called from the other side. <text:s/>They communicated</text:p>
      <text:p text:style-name="Standard">across Gregor's room. <text:s/>"You'll have to go for the doctor straight</text:p>
      <text:p text:style-name="Standard">away. <text:s/>Gregor is ill. <text:s/>Quick, get the doctor. <text:s/>Did you hear the way</text:p>
      <text:p text:style-name="Standard">Gregor spoke just now?" <text:s/>"That was the voice of an animal", said the</text:p>
      <text:p text:style-name="Standard">chief clerk, with a calmness that was in contrast with his mother's</text:p>
      <text:p text:style-name="Standard">screams. <text:s/>"Anna! Anna!" his father called into the kitchen through</text:p>
      <text:p text:style-name="Standard">the entrance hall, clapping his hands, "get a locksmith here, now!"</text:p>
      <text:p text:style-name="Standard">And the two girls, their skirts swishing, immediately ran out</text:p>
      <text:p text:style-name="Standard">through the hall, wrenching open the front door of the flat as they</text:p>
      <text:p text:style-name="Standard">went. <text:s/>How had his sister managed to get dressed so quickly? There</text:p>
      <text:p text:style-name="Standard">was no sound of the door banging shut again; they must have left it</text:p>
      <text:p text:style-name="Standard">open; <text:s/>people often do in homes where something awful has happened.</text:p>
      <text:p text:style-name="Standard"/>
      <text:p text:style-name="Standard">Gregor, in contrast, had become much calmer. <text:s/>So they couldn't</text:p>
      <text:p text:style-name="Standard">understand his words any more, although they seemed clear enough to</text:p>
      <text:p text:style-name="Standard">him, clearer than before - perhaps his ears had become used to the</text:p>
      <text:p text:style-name="Standard">sound. <text:s/>They had realised, though, that there was something wrong</text:p>
      <text:p text:style-name="Standard">with him, and were ready to help. <text:s/>The first response to his</text:p>
      <text:p text:style-name="Standard">situation had been confident and wise, and that made him feel</text:p>
      <text:p text:style-name="Standard">better. <text:s/>He felt that he had been drawn back in among people, and</text:p>
      <text:p text:style-name="Standard">from the doctor and the locksmith he expected great and surprising</text:p>
      <text:p text:style-name="Standard">achievements - although he did not really distinguish one from the</text:p>
      <text:p text:style-name="Standard"><text:soft-page-break/>other. <text:s/>Whatever was said next would be crucial, so, in order to</text:p>
      <text:p text:style-name="Standard">make his voice as clear as possible, he coughed a little, but taking</text:p>
      <text:p text:style-name="Standard">care to do this not too loudly as even this might well sound</text:p>
      <text:p text:style-name="Standard">different from the way that a human coughs and he was no longer sure</text:p>
      <text:p text:style-name="Standard">he could judge this for himself. <text:s/>Meanwhile, it had become very</text:p>
      <text:p text:style-name="Standard">quiet in the next room. <text:s/>Perhaps his parents were sat at the table</text:p>
      <text:p text:style-name="Standard">whispering with the chief clerk, or perhaps they were all pressed</text:p>
      <text:p text:style-name="Standard">against the door and listening.</text:p>
      <text:p text:style-name="Standard"/>
      <text:p text:style-name="Standard">Gregor slowly pushed his way over to the door with the chair. <text:s/>Once</text:p>
      <text:p text:style-name="Standard">there he let go of it and threw himself onto the door, holding</text:p>
      <text:p text:style-name="Standard">himself upright against it using the adhesive on the tips of his</text:p>
      <text:p text:style-name="Standard">legs. <text:s/>He rested there a little while to recover from the effort</text:p>
      <text:p text:style-name="Standard">involved and then set himself to the task of turning the key in the</text:p>
      <text:p text:style-name="Standard">lock with his mouth. <text:s/>He seemed, unfortunately, to have no proper</text:p>
      <text:p text:style-name="Standard">teeth - how was he, then, to grasp the key? - but the lack of teeth</text:p>
      <text:p text:style-name="Standard">was, of course, made up for with a very strong jaw; using the jaw,</text:p>
      <text:p text:style-name="Standard">he really was able to start the key turning, ignoring the fact that</text:p>
      <text:p text:style-name="Standard">he must have been causing some kind of damage as a brown fluid came</text:p>
      <text:p text:style-name="Standard">from his mouth, flowed over the key and dripped onto the floor.</text:p>
      <text:p text:style-name="Standard">"Listen", said the chief clerk in the next room, "he's turning the</text:p>
      <text:p text:style-name="Standard">key." <text:s/>Gregor was greatly encouraged by this; but they all should</text:p>
      <text:p text:style-name="Standard">have been calling to him, his father and his mother too: "Well done,</text:p>
      <text:p text:style-name="Standard">Gregor", they should have cried, "keep at it, keep hold of the</text:p>
      <text:p text:style-name="Standard">lock!" <text:s/>And with the idea that they were all excitedly following his</text:p>
      <text:p text:style-name="Standard">efforts, he bit on the key with all his strength, paying no</text:p>
      <text:p text:style-name="Standard">attention to the pain he was causing himself. <text:s/>As the key turned</text:p>
      <text:p text:style-name="Standard">round he turned around the lock with it, only holding himself</text:p>
      <text:p text:style-name="Standard">upright with his mouth, and hung onto the key or pushed it down</text:p>
      <text:p text:style-name="Standard">again with the whole weight of his body as needed. <text:s/>The clear sound</text:p>
      <text:p text:style-name="Standard">of the lock as it snapped back was Gregor's sign that he could break</text:p>
      <text:p text:style-name="Standard">his concentration, and as he regained his breath he said to himself:</text:p>
      <text:p text:style-name="Standard">"So, I didn't need the locksmith after all". Then he lay his head on</text:p>
      <text:p text:style-name="Standard">the handle of the door to open it completely.</text:p>
      <text:p text:style-name="Standard"/>
      <text:p text:style-name="Standard">Because he had to open the door in this way, it was already wide</text:p>
      <text:p text:style-name="Standard">open before he could be seen. <text:s/>He had first to slowly turn himself</text:p>
      <text:p text:style-name="Standard">around one of the double doors, and he had to do it very carefully</text:p>
      <text:p text:style-name="Standard">if he did not want to fall flat on his back before entering the</text:p>
      <text:p text:style-name="Standard">room. <text:s/>He was still occupied with this difficult movement, unable to</text:p>
      <text:p text:style-name="Standard">pay attention to anything else, when he heard the chief clerk</text:p>
      <text:p text:style-name="Standard">exclaim a loud "Oh!", which sounded like the soughing of the wind.</text:p>
      <text:p text:style-name="Standard">Now he also saw him - he was the nearest to the door - his hand</text:p>
      <text:p text:style-name="Standard">pressed against his open mouth and slowly retreating as if driven by</text:p>
      <text:p text:style-name="Standard">a steady and invisible force. <text:s/>Gregor's mother, her hair still</text:p>
      <text:p text:style-name="Standard">dishevelled from bed despite the chief clerk's being there, looked</text:p>
      <text:p text:style-name="Standard">at his father. <text:s/>Then she unfolded her arms, took two steps forward</text:p>
      <text:p text:style-name="Standard">towards Gregor and sank down onto the floor into her skirts that</text:p>
      <text:p text:style-name="Standard">spread themselves out around her as her head disappeared down onto</text:p>
      <text:p text:style-name="Standard"><text:soft-page-break/>her breast. <text:s/>His father looked hostile, and clenched his fists as if</text:p>
      <text:p text:style-name="Standard">wanting to knock Gregor back into his room. <text:s/>Then he looked</text:p>
      <text:p text:style-name="Standard">uncertainly round the living room, covered his eyes with his hands</text:p>
      <text:p text:style-name="Standard">and wept so that his powerful chest shook.</text:p>
      <text:p text:style-name="Standard"/>
      <text:p text:style-name="Standard">So Gregor did not go into the room, but leant against the inside of</text:p>
      <text:p text:style-name="Standard">the other door which was still held bolted in place. <text:s/>In this way</text:p>
      <text:p text:style-name="Standard">only half of his body could be seen, along with his head above it</text:p>
      <text:p text:style-name="Standard">which he leant over to one side as he peered out at the others.</text:p>
      <text:p text:style-name="Standard">Meanwhile the day had become much lighter; part of the endless,</text:p>
      <text:p text:style-name="Standard">grey-black building on the other side of the street - which was a</text:p>
      <text:p text:style-name="Standard">hospital - could be seen quite clearly with the austere and regular</text:p>
      <text:p text:style-name="Standard">line of windows piercing its facade; the rain was still</text:p>
      <text:p text:style-name="Standard">falling, now throwing down large, individual droplets which hit the</text:p>
      <text:p text:style-name="Standard">ground one at a time. <text:s/>The washing up from breakfast lay on the</text:p>
      <text:p text:style-name="Standard">table; there was so much of it because, for Gregor's father,</text:p>
      <text:p text:style-name="Standard">breakfast was the most important meal of the day and he would</text:p>
      <text:p text:style-name="Standard">stretch it out for several hours as he sat reading a number of</text:p>
      <text:p text:style-name="Standard">different newspapers. <text:s/>On the wall exactly opposite there was</text:p>
      <text:p text:style-name="Standard">photograph of Gregor when he was a lieutenant in the army, his sword</text:p>
      <text:p text:style-name="Standard">in his hand and a carefree smile on his face as he called forth</text:p>
      <text:p text:style-name="Standard">respect for his uniform and bearing. <text:s/>The door to the entrance hall</text:p>
      <text:p text:style-name="Standard">was open and as the front door of the flat was also open he could</text:p>
      <text:p text:style-name="Standard">see onto the landing and the stairs where they began their way down</text:p>
      <text:p text:style-name="Standard">below.</text:p>
      <text:p text:style-name="Standard"/>
      <text:p text:style-name="Standard">"Now, then", said Gregor, well aware that he was the only one to</text:p>
      <text:p text:style-name="Standard">have kept calm, "I'll get dressed straight away now, pack up my</text:p>
      <text:p text:style-name="Standard">samples and set off. <text:s/>Will you please just let me leave? You can</text:p>
      <text:p text:style-name="Standard">see", he said to the chief clerk, "that I'm not stubborn and like I</text:p>
      <text:p text:style-name="Standard">like to do my job; being a commercial traveller is arduous but</text:p>
      <text:p text:style-name="Standard">without travelling I couldn't earn my living. <text:s/>So where are you</text:p>
      <text:p text:style-name="Standard">going, in to the office? Yes? Will you report everything accurately,</text:p>
      <text:p text:style-name="Standard">then? It's quite possible for someone to be temporarily unable to</text:p>
      <text:p text:style-name="Standard">work, but that's just the right time to remember what's been</text:p>
      <text:p text:style-name="Standard">achieved in the past and consider that later on, once the difficulty</text:p>
      <text:p text:style-name="Standard">has been removed, he will certainly work with all the more diligence</text:p>
      <text:p text:style-name="Standard">and concentration. <text:s/>You're well aware that I'm seriously in debt to</text:p>
      <text:p text:style-name="Standard">our employer as well as having to look after my parents and my</text:p>
      <text:p text:style-name="Standard">sister, so that I'm trapped in a difficult situation, but I will</text:p>
      <text:p text:style-name="Standard">work my way out of it again. <text:s/>Please don't make things any harder</text:p>
      <text:p text:style-name="Standard">for me than they are already, and don't take sides against me at the</text:p>
      <text:p text:style-name="Standard">office. <text:s/>I know that nobody likes the travellers. <text:s/>They think we</text:p>
      <text:p text:style-name="Standard">earn an enormous wage as well as having a soft time of it. <text:s/>That's</text:p>
      <text:p text:style-name="Standard">just prejudice but they have no particular reason to think better</text:p>
      <text:p text:style-name="Standard">it. <text:s/>But you, sir, you have a better overview than the rest of the</text:p>
      <text:p text:style-name="Standard">staff, in fact, if I can say this in confidence, a better overview</text:p>
      <text:p text:style-name="Standard">than the boss himself - it's very easy for a businessman like him to</text:p>
      <text:p text:style-name="Standard">make mistakes about his employees and judge them more harshly than</text:p>
      <text:p text:style-name="Standard"><text:soft-page-break/>he should. <text:s/>And you're also well aware that we travellers spend</text:p>
      <text:p text:style-name="Standard">almost the whole year away from the office, so that we can very</text:p>
      <text:p text:style-name="Standard">easily fall victim to gossip and chance and groundless complaints,</text:p>
      <text:p text:style-name="Standard">and it's almost impossible to defend yourself from that sort of</text:p>
      <text:p text:style-name="Standard">thing, we don't usually even hear about them, or if at all it's when</text:p>
      <text:p text:style-name="Standard">we arrive back home exhausted from a trip, and that's when we feel</text:p>
      <text:p text:style-name="Standard">the harmful effects of what's been going on without even knowing</text:p>
      <text:p text:style-name="Standard">what caused them. <text:s/>Please, don't go away, at least first say</text:p>
      <text:p text:style-name="Standard">something to show that you grant that I'm at least partly right!"</text:p>
      <text:p text:style-name="Standard"/>
      <text:p text:style-name="Standard">But the chief clerk had turned away as soon as Gregor had started to</text:p>
      <text:p text:style-name="Standard">speak, and, with protruding lips, only stared back at him over his</text:p>
      <text:p text:style-name="Standard">trembling shoulders as he left. <text:s/>He did not keep still for a moment</text:p>
      <text:p text:style-name="Standard">while Gregor was speaking, but moved steadily towards the door</text:p>
      <text:p text:style-name="Standard">without taking his eyes off him. <text:s/>He moved very gradually, as if</text:p>
      <text:p text:style-name="Standard">there had been some secret prohibition on leaving the room. <text:s/>It was</text:p>
      <text:p text:style-name="Standard">only when he had reached the entrance hall that he made a sudden</text:p>
      <text:p text:style-name="Standard">movement, drew his foot from the living room, and rushed forward in</text:p>
      <text:p text:style-name="Standard">a panic. <text:s/>In the hall, he stretched his right hand far out towards</text:p>
      <text:p text:style-name="Standard">the stairway as if out there, there were some supernatural force</text:p>
      <text:p text:style-name="Standard">waiting to save him.</text:p>
      <text:p text:style-name="Standard"/>
      <text:p text:style-name="Standard">Gregor realised that it was out of the question to let the chief</text:p>
      <text:p text:style-name="Standard">clerk go away in this mood if his position in the firm was not to be</text:p>
      <text:p text:style-name="Standard">put into extreme danger. <text:s/>That was something his parents did not</text:p>
      <text:p text:style-name="Standard">understand very well; over the years, they had become convinced that</text:p>
      <text:p text:style-name="Standard">this job would provide for Gregor for his entire life, and besides,</text:p>
      <text:p text:style-name="Standard">they had so much to worry about at present that they had lost sight</text:p>
      <text:p text:style-name="Standard">of any thought for the future. <text:s/>Gregor, though, did think about the</text:p>
      <text:p text:style-name="Standard">future. <text:s/>The chief clerk had to be held back, calmed down, convinced</text:p>
      <text:p text:style-name="Standard">and finally won over; the future of Gregor and his family depended</text:p>
      <text:p text:style-name="Standard">on it! If only his sister were here! She was clever; she was already</text:p>
      <text:p text:style-name="Standard">in tears while Gregor was still lying peacefully on his back. <text:s/>And</text:p>
      <text:p text:style-name="Standard">the chief clerk was a lover of women, surely she could persuade him;</text:p>
      <text:p text:style-name="Standard">she would close the front door in the entrance hall and talk him out</text:p>
      <text:p text:style-name="Standard">of his shocked state. <text:s/>But his sister was not there, Gregor would</text:p>
      <text:p text:style-name="Standard">have to do the job himself. <text:s/>And without considering that he still</text:p>
      <text:p text:style-name="Standard">was not familiar with how well he could move about in his present</text:p>
      <text:p text:style-name="Standard">state, or that his speech still might not - or probably would not -</text:p>
      <text:p text:style-name="Standard">be understood, he let go of the door; pushed himself through the</text:p>
      <text:p text:style-name="Standard">opening; tried to reach the chief clerk on the landing who,</text:p>
      <text:p text:style-name="Standard">ridiculously, was holding on to the banister with both hands; but</text:p>
      <text:p text:style-name="Standard">Gregor fell immediately over and, with a little scream as he sought</text:p>
      <text:p text:style-name="Standard">something to hold onto, landed on his numerous little legs. <text:s/>Hardly</text:p>
      <text:p text:style-name="Standard">had that happened than, for the first time that day, he began to</text:p>
      <text:p text:style-name="Standard">feel alright with his body; the little legs had the solid ground</text:p>
      <text:p text:style-name="Standard">under them; to his pleasure, they did exactly as he told them; they</text:p>
      <text:p text:style-name="Standard">were even making the effort to carry him where he wanted to go; and</text:p>
      <text:p text:style-name="Standard">he was soon believing that all his sorrows would soon be finally at</text:p>
      <text:p text:style-name="Standard"><text:soft-page-break/>an end. <text:s/>He held back the urge to move but swayed from side to side</text:p>
      <text:p text:style-name="Standard">as he crouched there on the floor. <text:s/>His mother was not far away in</text:p>
      <text:p text:style-name="Standard">front of him and seemed, at first, quite engrossed in herself, but</text:p>
      <text:p text:style-name="Standard">then she suddenly jumped up with her arms outstretched and her</text:p>
      <text:p text:style-name="Standard">fingers spread shouting: "Help, for pity's sake, Help!" <text:s/>The way she</text:p>
      <text:p text:style-name="Standard">held her head suggested she wanted to see Gregor better, but the</text:p>
      <text:p text:style-name="Standard">unthinking way she was hurrying backwards showed that she did not;</text:p>
      <text:p text:style-name="Standard">she had forgotten that the table was behind her with all the</text:p>
      <text:p text:style-name="Standard">breakfast things on it; when she reached the table she sat quickly</text:p>
      <text:p text:style-name="Standard">down on it without knowing what she was doing; without even seeming</text:p>
      <text:p text:style-name="Standard">to notice that the coffee pot had been knocked over and a gush of</text:p>
      <text:p text:style-name="Standard">coffee was pouring down onto the carpet.</text:p>
      <text:p text:style-name="Standard"/>
      <text:p text:style-name="Standard">"Mother, mother", said Gregor gently, looking up at her. <text:s/>He had</text:p>
      <text:p text:style-name="Standard">completely forgotten the chief clerk for the moment, but could not</text:p>
      <text:p text:style-name="Standard">help himself snapping in the air with his jaws at the sight of the</text:p>
      <text:p text:style-name="Standard">flow of coffee. <text:s/>That set his mother screaming anew, she fled from</text:p>
      <text:p text:style-name="Standard">the table and into the arms of his father as he rushed towards her.</text:p>
      <text:p text:style-name="Standard">Gregor, though, had no time to spare for his parents now; the chief</text:p>
      <text:p text:style-name="Standard">clerk had already reached the stairs; with his chin on the banister,</text:p>
      <text:p text:style-name="Standard">he looked back for the last time. <text:s/>Gregor made a run for him; he</text:p>
      <text:p text:style-name="Standard">wanted to be sure of reaching him; the chief clerk must have</text:p>
      <text:p text:style-name="Standard">expected something, as he leapt down several steps at once and</text:p>
      <text:p text:style-name="Standard">disappeared; his shouts resounding all around the staircase. <text:s/>The</text:p>
      <text:p text:style-name="Standard">flight of the chief clerk seemed, unfortunately, to put Gregor's</text:p>
      <text:p text:style-name="Standard">father into a panic as well. <text:s/>Until then he had been relatively self</text:p>
      <text:p text:style-name="Standard">controlled, but now, instead of running after the chief clerk</text:p>
      <text:p text:style-name="Standard">himself, or at least not impeding Gregor as he ran after him,</text:p>
      <text:p text:style-name="Standard">Gregor's father seized the chief clerk's stick in his right hand</text:p>
      <text:p text:style-name="Standard">(the chief clerk had left it behind on a chair, along with his hat</text:p>
      <text:p text:style-name="Standard">and overcoat), picked up a large newspaper from the table with his</text:p>
      <text:p text:style-name="Standard">left, and used them to drive Gregor back into his room, stamping his</text:p>
      <text:p text:style-name="Standard">foot at him as he went. <text:s/>Gregor's appeals to his father were of no</text:p>
      <text:p text:style-name="Standard">help, his appeals were simply not understood, however much he humbly</text:p>
      <text:p text:style-name="Standard">turned his head his father merely stamped his foot all the harder.</text:p>
      <text:p text:style-name="Standard">Across the room, despite the chilly weather, Gregor's mother had</text:p>
      <text:p text:style-name="Standard">pulled open a window, leant far out of it and pressed her hands to</text:p>
      <text:p text:style-name="Standard">her face. <text:s/>A strong draught of air flew in from the street towards</text:p>
      <text:p text:style-name="Standard">the stairway, the curtains flew up, the newspapers on the table</text:p>
      <text:p text:style-name="Standard">fluttered and some of them were blown onto the floor. <text:s/>Nothing would</text:p>
      <text:p text:style-name="Standard">stop Gregor's father as he drove him back, making hissing noises at</text:p>
      <text:p text:style-name="Standard">him like a wild man. <text:s/>Gregor had never had any practice in moving</text:p>
      <text:p text:style-name="Standard">backwards and was only able to go very slowly. <text:s/>If Gregor had only</text:p>
      <text:p text:style-name="Standard">been allowed to turn round he would have been back in his room</text:p>
      <text:p text:style-name="Standard">straight away, but he was afraid that if he took the time to do that</text:p>
      <text:p text:style-name="Standard">his father would become impatient, and there was the threat of a</text:p>
      <text:p text:style-name="Standard">lethal blow to his back or head from the stick in his father's hand</text:p>
      <text:p text:style-name="Standard">any moment. <text:s/>Eventually, though, Gregor realised that he had no</text:p>
      <text:p text:style-name="Standard">choice as he saw, to his disgust, that he was quite incapable of</text:p>
      <text:p text:style-name="Standard"><text:soft-page-break/>going backwards in a straight line; so he began, as quickly as</text:p>
      <text:p text:style-name="Standard">possible and with frequent anxious glances at his father, to turn</text:p>
      <text:p text:style-name="Standard">himself round. <text:s/>It went very slowly, but perhaps his father was able</text:p>
      <text:p text:style-name="Standard">to see his good intentions as he did nothing to hinder him, in fact</text:p>
      <text:p text:style-name="Standard">now and then he used the tip of his stick to give directions from a</text:p>
      <text:p text:style-name="Standard">distance as to which way to turn. <text:s/>If only his father would stop</text:p>
      <text:p text:style-name="Standard">that unbearable hissing! It was making Gregor quite confused. <text:s/>When</text:p>
      <text:p text:style-name="Standard">he had nearly finished turning round, still listening to that</text:p>
      <text:p text:style-name="Standard">hissing, he made a mistake and turned himself back a little the way</text:p>
      <text:p text:style-name="Standard">he had just come. <text:s/>He was pleased when he finally had his head in</text:p>
      <text:p text:style-name="Standard">front of the doorway, but then saw that it was too narrow, and his</text:p>
      <text:p text:style-name="Standard">body was too broad to get through it without further difficulty. <text:s/>In</text:p>
      <text:p text:style-name="Standard">his present mood, it obviously did not occur to his father to open</text:p>
      <text:p text:style-name="Standard">the other of the double doors so that Gregor would have enough space</text:p>
      <text:p text:style-name="Standard">to get through. <text:s/>He was merely fixed on the idea that Gregor should</text:p>
      <text:p text:style-name="Standard">be got back into his room as quickly as possible. <text:s/>Nor would he ever</text:p>
      <text:p text:style-name="Standard">have allowed Gregor the time to get himself upright as preparation</text:p>
      <text:p text:style-name="Standard">for getting through the doorway. <text:s/>What he did, making more noise</text:p>
      <text:p text:style-name="Standard">than ever, was to drive Gregor forwards all the harder as if there</text:p>
      <text:p text:style-name="Standard">had been nothing in the way; it sounded to Gregor as if there was</text:p>
      <text:p text:style-name="Standard">now more than one father behind him; it was not a pleasant</text:p>
      <text:p text:style-name="Standard">experience, and Gregor pushed himself into the doorway without</text:p>
      <text:p text:style-name="Standard">regard for what might happen. <text:s/>One side of his body lifted itself,</text:p>
      <text:p text:style-name="Standard">he lay at an angle in the doorway, one flank scraped on the white</text:p>
      <text:p text:style-name="Standard">door and was painfully injured, leaving vile brown flecks on it,</text:p>
      <text:p text:style-name="Standard">soon he was stuck fast and would not have been able to move at all</text:p>
      <text:p text:style-name="Standard">by himself, the little legs along one side hung quivering in the air</text:p>
      <text:p text:style-name="Standard">while those on the other side were pressed painfully against the</text:p>
      <text:p text:style-name="Standard">ground. <text:s/>Then his father gave him a hefty shove from behind which</text:p>
      <text:p text:style-name="Standard">released him from where he was held and sent him flying, and heavily</text:p>
      <text:p text:style-name="Standard">bleeding, deep into his room. <text:s/>The door was slammed shut with the</text:p>
      <text:p text:style-name="Standard">stick, then, finally, all was qui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3" meta:paragraph-count="591" meta:word-count="7142" meta:character-count="37661"/>
    <dc:date>2009-05-30T15:33:47.06</dc:date>
    <dc:creator>Martin Obreshkov</dc:creator>
    <meta:editing-duration>PT00H00M12S</meta:editing-duration>
    <meta:editing-cycles>1</meta:editing-cycles>
    <meta:generator>OpenOffice.org/3.0$Win32 OpenOffice.org_project/300m9$Build-9358</meta:generator>
  </office:meta>
</office:document-meta>
</file>